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Table_20_Contents">
      <style:text-properties officeooo:rsid="001eed2a" officeooo:paragraph-rsid="001eed2a"/>
    </style:style>
    <style:style style:name="P8" style:family="paragraph" style:parent-style-name="Table_20_Contents">
      <style:text-properties officeooo:rsid="00204c1d" officeooo:paragraph-rsid="00204c1d"/>
    </style:style>
    <style:style style:name="P9"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list-style-name="L1">
      <style:text-properties fo:font-style="normal" fo:font-weight="normal" officeooo:rsid="00237fc2" officeooo:paragraph-rsid="00237fc2"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a957b" officeooo:paragraph-rsid="001a957b" style:font-style-asian="normal" style:font-weight-asian="normal" style:font-style-complex="normal" style:font-weight-complex="normal"/>
    </style:style>
    <style:style style:name="P12" style:family="paragraph" style:parent-style-name="Standard" style:list-style-name="L1">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231b2f" style:font-style-asian="normal" style:font-weight-asian="normal" style:font-style-complex="normal" style:font-weight-complex="normal"/>
    </style:style>
    <style:style style:name="T4" style:family="text">
      <style:text-properties fo:font-style="normal" fo:font-weight="normal" officeooo:rsid="0025990e" style:font-style-asian="normal" style:font-weight-asian="normal" style:font-style-complex="normal" style:font-weight-complex="normal"/>
    </style:style>
    <style:style style:name="T5" style:family="text">
      <style:text-properties officeooo:rsid="001eed2a"/>
    </style:style>
    <style:style style:name="T6" style:family="text">
      <style:text-properties officeooo:rsid="00204c1d"/>
    </style:style>
    <style:style style:name="T7" style:family="text">
      <style:text-properties officeooo:rsid="0025541d"/>
    </style:style>
    <style:style style:name="T8" style:family="text">
      <style:text-properties officeooo:rsid="002599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Gérer <text:span text:style-name="T8">son compt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7">Modifier <text:span text:style-name="T7">son compte</text:span></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ésire <text:span text:style-name="T5">modifier son compte</text:span>.</text:p>
          </table:table-cell>
        </table:table-row>
        <table:table-row>
          <table:table-cell table:style-name="Table1.A2" office:value-type="string">
            <text:p text:style-name="P6">Acteurs</text:p>
          </table:table-cell>
          <table:table-cell table:style-name="Table1.B6" office:value-type="string">
            <text:p text:style-name="P5">Utilisateur-m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text:p>
          </table:table-cell>
        </table:table-row>
        <table:table-row>
          <table:table-cell table:style-name="Table1.A2" office:value-type="string">
            <text:p text:style-name="P6">Postconditions</text:p>
          </table:table-cell>
          <table:table-cell table:style-name="Table1.B6" office:value-type="string">
            <text:p text:style-name="P8">Les champs de <text:span text:style-name="T7">son compte</text:span> doivent être correctement remplis.</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11">Lorsque l'utilisateur désire <text:span text:style-name="T5">modifier des informations reliés à son compte</text:span>, il doit tout d'abord s'authentifier. <text:span text:style-name="T6">Une fois authentifié, il peut cliquer sur « Modifier Compte » et peut alors modifier les informations qui lui sont propres. Après avoir modifié les champs, il doit cliquer sur un bouton afin de valider les nouvelles informations. Si elles sont toutes valides, alors un message de succès apparaitra, sinon un message d'erreur apparaitra. Une information peut être invalide, par exemple, si elle contient des caractères qui sont invalides, ou bien qu'un champs obligatoire n'est pas rempli. La carte de crédit est également vérifiée.</text:span></text:p>
      <text:p text:style-name="P3"/>
      <text:p text:style-name="P2">Scénario d'opération</text:p>
      <text:list xml:id="list4110422766626144468" text:style-name="L1">
        <text:list-item>
          <text:p text:style-name="P9">L'utilisateur s'authentifie et passe alors au status de « membre ».</text:p>
        </text:list-item>
        <text:list-item>
          <text:p text:style-name="P12"><text:span text:style-name="T2">L</text:span><text:span text:style-name="T1">e membre a désormais accès à son compte et peut </text:span><text:span text:style-name="T3">modifier </text:span><text:span text:style-name="T4">ses informations</text:span><text:span text:style-name="T1">.</text:span></text:p>
        </text:list-item>
        <text:list-item>
          <text:p text:style-name="P10">Lorsque le membre a terminé de modifier les champs, il peut cliquer sur un bouton afin de valider les modifications.</text:p>
          <text:list>
            <text:list-item>
              <text:p text:style-name="P10">Lorsque tous les champs modifiés sont valides, un message de confirmation apparaît pour signaler au membre que les modifications ont bien eu lieu.</text:p>
            </text:list-item>
            <text:list-item>
              <text:p text:style-name="P10">Lorsqu'au moins un champ n'est pas valide, un message d'erreur apparaît ppour signaler au membre que les modifications n'ont pas été apportées <text:span text:style-name="T8">au compte</text:span>. Le membre est alors invité à corriger les champs invalid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4T12:35:51.655993089</dc:date>
    <meta:editing-duration>PT2H40M26S</meta:editing-duration>
    <meta:editing-cycles>18</meta:editing-cycles>
    <meta:generator>LibreOffice/4.4.7.2$Linux_X86_64 LibreOffice_project/40m0$Build-2</meta:generator>
    <meta:document-statistic meta:table-count="1" meta:image-count="0" meta:object-count="0" meta:page-count="1" meta:paragraph-count="23" meta:word-count="246" meta:character-count="1589" meta:non-whitespace-character-count="1371"/>
  </office:meta>
</office:document-meta>
</file>